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f8c" officeooo:paragraph-rsid="00104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loader – small program responsible for loading the kernel of the operating syste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13:41:11.527455991</meta:creation-date>
    <dc:date>2024-01-10T13:41:50.864334549</dc:date>
    <meta:editing-duration>PT40S</meta:editing-duration>
    <meta:editing-cycles>1</meta:editing-cycles>
    <meta:document-statistic meta:table-count="0" meta:image-count="0" meta:object-count="0" meta:page-count="1" meta:paragraph-count="1" meta:word-count="12" meta:character-count="85" meta:non-whitespace-character-count="73"/>
    <meta:generator>LibreOffice/6.4.7.2$Linux_X86_64 LibreOffice_project/40$Build-2</meta:generator>
  </office:meta>
</office:document-meta>
</file>